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style:font-name="arial" fo:font-size="16pt" style:font-name-asian="arial" style:font-size-asian="16pt" style:font-name-complex="arial" style:font-size-complex="16pt"/>
    </style:style>
    <style:style style:name="P3" style:family="paragraph" style:parent-style-name="reference">
      <style:text-properties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P4" style:family="paragraph" style:parent-style-name="default"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default">
      <style:text-properties style:font-name="arial" fo:font-size="12pt" fo:background-color="#ffff00" style:font-name-asian="arial" style:font-size-asian="12pt" style:font-name-complex="arial" style:font-size-complex="12pt"/>
    </style:style>
    <style:style style:name="P6" style:family="paragraph" style:parent-style-name="Obj_5f_Title_20_2" style:master-page-name="Standard">
      <style:paragraph-properties style:page-number="auto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text-properties fo:background-color="#ffff00"/>
    </style:style>
    <style:style style:name="T1" style:family="text">
      <style:text-properties fo:background-color="#ffff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Id1222872673472:32911"/>GoalModel : definition</text:p>
      <text:p text:style-name="P2">$$ A mettre dans le goal model $$</text:p>
      <text:p text:style-name="default"><text:bookmark-start text:name="Id1222872673472:3942"/></text:p>
      <text:p text:style-name="P3"><text:bookmark-end text:name="Id1222872673472:3942"/><text:bookmark text:name="Id1222872673472:34113"/><text:bookmark text:name="Id1222872673472:35224"/>Achieve[AmbulanceAvailabilityRecordedWhenAmbulanceAvailabilitySent]</text:p>
      <text:p text:style-name="P1"><text:bookmark-start text:name="DDE_LINK"/>The ambulance avaibility is eventually recorded in the system when the availability status is sent.<text:bookmark-end text:name="DDE_LINK"/></text:p>
      <text:p text:style-name="P4">----------------------------------</text:p>
      <text:p text:style-name="P3">Achieve[AmbulanceAvailabilitySent]</text:p>
      <text:p text:style-name="Standard"><text:bookmark-start text:name="DDE_LINK1"/><text:span text:style-name="T1">The ambulance avaibility is eventually sent when the ambulance is no longer mobilized.</text:span> <text:bookmark-end text:name="DDE_LINK1"/></text:p>
      <text:p text:style-name="P4">----------------------------------</text:p>
      <text:p text:style-name="P3">Achieve[AmbulanceMobilizedWhenIncidentInfoKnown]</text:p>
      <text:p text:style-name="P4"><text:bookmark-start text:name="DDE_LINK3"/>Once the information is <text:span text:style-name="T1">known</text:span>, the right ambulance and his crew are eventually mobilized<text:span text:style-name="T1">.</text:span><text:bookmark-end text:name="DDE_LINK3"/></text:p>
      <text:p text:style-name="P4">----------------------------------</text:p>
      <text:p text:style-name="P3">Achieve[AmbulanceOnSceneWhenAmbulanceMobilized]</text:p>
      <text:p text:style-name="P1"><text:bookmark-start text:name="DDE_LINK2"/>Ambulance eventually arrived on the scene when the ambulance is mobilized by the system.<text:bookmark-end text:name="DDE_LINK2"/></text:p>
      <text:p text:style-name="P4">----------------------------------</text:p>
      <text:p text:style-name="P3">Achieve[AmbulancePositionRecordedWhenAmbulancePositionSent]</text:p>
      <text:p text:style-name="P1"><text:bookmark-start text:name="DDE_LINK4"/>The position of the ambulance is eventually recorded in the system when ambulance is sent.<text:bookmark-end text:name="DDE_LINK4"/></text:p>
      <text:p text:style-name="P4">----------------------------------</text:p>
      <text:p text:style-name="P3">Achieve[AccurateAmbulancePositionSent]</text:p>
      <text:p text:style-name="P1"><text:bookmark-start text:name="DDE_LINK5"/>The position of the ambulance is eventually sent.<text:bookmark-end text:name="DDE_LINK5"/></text:p>
      <text:p text:style-name="P4">----------------------------------</text:p>
      <text:p text:style-name="P3">Achieve[AppropriateMedicalCareAreGivenQuickly]</text:p>
      <text:p text:style-name="P5"><text:bookmark-start text:name="DDE_LINK6"/>According to the standard, appropriate medical care are given quickly. An ambulance must arrive at the scene within 14 of the call commencing on 95% of occasion. An ambulance must arrive at the scene within 8 minutes of the call commencing on 50% of occasions.<text:bookmark-end text:name="DDE_LINK6"/></text:p>
      <text:p text:style-name="P4">----------------------------------</text:p>
      <text:p text:style-name="P3">Achieve[AppropriateMedicalCareGivenWhenAmbulanceOnScene]</text:p>
      <text:p text:style-name="P1"><text:bookmark-start text:name="DDE_LINK7"/>The appropriate medical care are eventually given to the victim by the ambulance crew once the ambulance arrived on scene<text:bookmark-end text:name="DDE_LINK7"/>.</text:p>
      <text:p text:style-name="P4">----------------------------------</text:p>
      <text:p text:style-name="P3">Achieve[BestAmbulanceChosenWhenIncidentInfoKnown]</text:p>
      <text:p text:style-name="P4"><text:bookmark-start text:name="DDE_LINK9"/>All available<text:span text:style-name="T1"> </text:span>ambulances of the right kind are eventually <text:span text:style-name="T1">chosen.</text:span><text:bookmark-end text:name="DDE_LINK9"/></text:p>
      <text:p text:style-name="P4">----------------------------------</text:p>
      <text:p text:style-name="P3">Achieve[IncidentInfoKnownWhenCallReceived]</text:p>
      <text:p text:style-name="P5"><text:bookmark-start text:name="DDE_LINK8"/>For every call received all needed information about the incident are eventually recorded.<text:bookmark-end text:name="DDE_LINK8"/></text:p>
      <text:p text:style-name="P4">----------------------------------</text:p>
      <text:p text:style-name="P3">Achieve[IncidentInfoProcessedWhenIncidentInfoRecorded]</text:p>
      <text:p text:style-name="P5"><text:bookmark-start text:name="DDE_LINK10"/>After the first contact is made, the operator is eventually able to extract all the needed information from the caller.<text:bookmark-end text:name="DDE_LINK10"/></text:p>
      <text:p text:style-name="P4">----------------------------------</text:p>
      <text:p text:style-name="P3">Achieve[InformationReadWhenMobilizationOrderSent]</text:p>
      <text:p text:style-name="P1"><text:bookmark-start text:name="DDE_LINK11"/>The mobilization order sent by the system to the ambulance crew is eventually read by the ambulance crew.<text:bookmark-end text:name="DDE_LINK11"/></text:p>
      <text:p text:style-name="P4">----------------------------------</text:p>
      <text:p text:style-name="P3">Achieve[MobilizationOrderReceivedWhenMobilizationOrderSent]</text:p>
      <text:p text:style-name="P1"><text:bookmark-start text:name="DDE_LINK12"/><text:soft-page-break/>The mobilization order is eventually received when it was sent from the system.<text:bookmark-end text:name="DDE_LINK12"/></text:p>
      <text:p text:style-name="P4">----------------------------------</text:p>
      <text:p text:style-name="P3">Achieve[MobilizationOrderSentWhenAmbulanceCrewContacted]</text:p>
      <text:p text:style-name="P1"><text:bookmark-start text:name="DDE_LINK13"/>The mobilization order is eventually sent once the first contact was made with the ambulance crew.<text:bookmark-end text:name="DDE_LINK13"/></text:p>
      <text:p text:style-name="P4">----------------------------------</text:p>
      <text:p text:style-name="P3">Achieve[MobilizationOrderTransmittedToAmbulanceCrew]</text:p>
      <text:p text:style-name="P5"><text:bookmark-start text:name="DDE_LINK14"/>The mobilization order is enventually transmitted to the ambulance crew.<text:bookmark-end text:name="DDE_LINK14"/></text:p>
      <text:p text:style-name="P4">----------------------------------</text:p>
      <text:p text:style-name="P3">AmbulanceAvailabilityKnownWhenAmbulanceAvailabilityRecorded</text:p>
      <text:p text:style-name="P1"><text:bookmark-start text:name="DDE_LINK15"/>The ambulance availability is known when the ambulance availability is recorded in the system.<text:bookmark-end text:name="DDE_LINK15"/></text:p>
      <text:p text:style-name="P4">----------------------------------</text:p>
      <text:p text:style-name="P3">AmbulanceKindKnown</text:p>
      <text:p text:style-name="P1"><text:bookmark-start text:name="DDE_LINK16"/>The kind of the ambulance is always known by the system.<text:bookmark-end text:name="DDE_LINK16"/></text:p>
      <text:p text:style-name="P4">----------------------------------</text:p>
      <text:p text:style-name="P3">AmbulancePositionKnownWhenAmbulancePositionRecorded</text:p>
      <text:p text:style-name="P1"><text:bookmark-start text:name="DDE_LINK17"/>The position of an ambulance is considered as known when the ambulance position is recorded in the system.<text:bookmark-end text:name="DDE_LINK17"/></text:p>
      <text:p text:style-name="P4">----------------------------------</text:p>
      <text:p text:style-name="P3">BestAmbulanceChosen</text:p>
      <text:p text:style-name="P1"><text:bookmark-start text:name="DDE_LINK18"/>The best ambulance is chosen. The best ambulance is the available ambulance of the right kind which may arrive quickly on the scene.<text:bookmark-end text:name="DDE_LINK18"/></text:p>
      <text:p text:style-name="P4">----------------------------------</text:p>
      <text:p text:style-name="P3">IncidentInfoKnownWhenProcessed</text:p>
      <text:p text:style-name="P1"><text:bookmark-start text:name="DDE_LINK19"/>The incident information are considered as known when the incident information are processed by the system.<text:bookmark-end text:name="DDE_LINK19"/></text:p>
      <text:p text:style-name="P4">----------------------------------</text:p>
      <text:p text:style-name="P3">MobilisationOrderTransmittedWhenMobilisationOrderRecieved</text:p>
      <text:p text:style-name="P1"><text:bookmark-start text:name="DDE_LINK20"/>The mobilization order is considered as transmitted when the mobilization order was received by the ambulance crew.<text:bookmark-end text:name="DDE_LINK20"/></text:p>
      <text:p text:style-name="P4">----------------------------------</text:p>
      <text:p text:style-name="P3">Maintain[AmbulanceAvailabilityKnown]</text:p>
      <text:p text:style-name="P1"><text:bookmark-start text:name="DDE_LINK21"/>The ambulance availability is always known by the system.<text:bookmark-end text:name="DDE_LINK21"/></text:p>
      <text:p text:style-name="P4">----------------------------------</text:p>
      <text:p text:style-name="P3">Maintain[AmbulancePositionKnownAndAccurate]</text:p>
      <text:p text:style-name="P1"><text:bookmark-start text:name="DDE_LINK22"/>The ambulance position is always known by the system.<text:bookmark-end text:name="DDE_LINK22"/></text:p>
      <text:p text:style-name="P4">----------------------------------</text:p>
      <text:p text:style-name="P3">MobilizedWhenAmbulanceCrewReceivedInformation</text:p>
      <text:p text:style-name="P1"><text:bookmark-start text:name="DDE_LINK23"/>The ambulance is mobilized when the ambulance crew received the mobilization order.<text:bookmark-end text:name="DDE_LINK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reference" style:family="paragraph" style:nex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Obj_5f_Glossary_20_text" style:display-name="Obj_Glossary text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List_20_Number_20_5" style:display-name="Obj_List Number 5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Continue_20_3" style:display-name="Obj_List Continue 3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GoalRef" style:display-name="Obj_GoalRef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icture_20_link" style:display-name="picture link" style:family="paragraph" style:next-style-name="Standard">
      <style:paragraph-properties fo:text-align="start" style:justify-single-word="false"/>
      <style:text-properties fo:color="#00ffff" style:font-name="arial" fo:font-size="12pt" style:text-underline-style="solid" style:text-underline-width="auto" style:text-underline-color="font-color" style:font-name-asian="arial" style:font-size-asian="12pt" style:font-name-complex="arial" style:font-size-complex="12pt"/>
    </style:style>
    <style:style style:name="Obj_5f_Glossary_20_entry" style:display-name="Obj_Glossary entry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2" style:display-name="Obj_Title 2" style:family="paragraph" style:next-style-name="Standard">
      <style:paragraph-properties fo:text-align="start" style:justify-single-word="false"/>
      <style:text-properties style:font-name="arial" fo:font-size="16pt" style:font-name-asian="arial" style:font-size-asian="16pt" style:font-name-complex="arial" style:font-size-complex="16pt"/>
    </style:style>
    <style:style style:name="Obj_5f_InfoBlue" style:display-name="Obj_InfoBlue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Bullet" style:display-name="Obj_List Bullet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Continue" style:display-name="Obj_List Continue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Bullet_20_5" style:display-name="Obj_List Bullet 5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Number_20_4" style:display-name="Obj_List Number 4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Number_20_2" style:display-name="Obj_List Number 2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hypertext_20_link" style:display-name="hypertext link" style:family="paragraph" style:next-style-name="Standard">
      <style:paragraph-properties fo:text-align="start" style:justify-single-word="false"/>
      <style:text-properties fo:color="#00ffff" style:font-name="arial" fo:font-size="12pt" style:text-underline-style="solid" style:text-underline-width="auto" style:text-underline-color="font-color" style:font-name-asian="arial" style:font-size-asian="12pt" style:font-name-complex="arial" style:font-size-complex="12pt"/>
    </style:style>
    <style:style style:name="Obj_5f_GoalInline" style:display-name="Obj_GoalInline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Goal" style:display-name="Obj_Goal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9" style:display-name="Obj_Title 9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Obj_5f_List_20_Bullet_20_2" style:display-name="Obj_List Bullet 2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Title" style:display-name="Obj_Title" style:family="paragraph" style:next-style-name="Standard">
      <style:paragraph-properties fo:text-align="start" style:justify-single-word="false"/>
      <style:text-properties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Obj_5f_ConstraintText" style:display-name="Obj_ConstraintText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default" style:family="paragraph" style:next-style-name="Standard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Obj_5f_ConstraintRef" style:display-name="Obj_ConstraintRef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4" style:display-name="Obj_Title 4" style:family="paragraph" style:next-style-name="Standard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Obj_5f_Caption" style:display-name="Obj_Caption" style:family="paragraph" style:next-style-name="Standard">
      <style:paragraph-properties fo:text-align="start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Obj_5f_List_20_Continue_20_2" style:display-name="Obj_List Continue 2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Title_20_1" style:display-name="Obj_Title 1" style:family="paragraph" style:next-style-name="Standard">
      <style:paragraph-properties fo:text-align="start" style:justify-single-word="false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Obj_5f_List_20_Continue_20_5" style:display-name="Obj_List Continue 5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Continue_20_4" style:display-name="Obj_List Continue 4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Normal" style:display-name="Obj_Normal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8" style:display-name="Obj_Title 8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Obj_5f_Title_20_3" style:display-name="Obj_Title 3" style:family="paragraph" style:next-style-name="Standard">
      <style:paragraph-properties fo:text-align="start" style:justify-single-word="false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Obj_5f_List_20_Bullet_20_3" style:display-name="Obj_List Bullet 3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Number_20_3" style:display-name="Obj_List Number 3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Title_20_6" style:display-name="Obj_Title 6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Obj_5f_Title_20_7" style:display-name="Obj_Title 7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Obj_5f_Constraint" style:display-name="Obj_Constraint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List_20_Bullet_20_4" style:display-name="Obj_List Bullet 4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Undefined" style:display-name="Obj_Undefined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5" style:display-name="Obj_Title 5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broken_20_reference" style:display-name="broken reference" style:family="paragraph" style:next-style-name="Standard">
      <style:paragraph-properties fo:text-align="start" style:justify-single-word="false"/>
      <style:text-properties fo:color="#00ff00"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Obj_5f_List_20_Number" style:display-name="Obj_List Number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89cm" fo:page-height="29.7cm" style:num-format="1" style:print-orientation="portrait" fo:margin-top="2.54cm" fo:margin-bottom="1.27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Convert_20_1" style:display-name="Convert 1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Simon Busard</dc:creator>
    <dc:date>2008-10-14T13:33:20</dc:date>
    <meta:editing-cycles>4</meta:editing-cycles>
    <meta:editing-duration>PT12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3" meta:word-count="422" meta:character-count="4266"/>
  </office:meta>
</office:document-meta>
</file>